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JetBrains Mono" svg:font-family="'JetBrains Mono'" style:font-family-generic="modern"/>
    <style:font-face style:name="JetBrains Mono1" svg:font-family="'JetBrains Mono'" style:font-family-generic="modern" style:font-pitch="variable"/>
    <style:font-face style:name="JetBrains Mono2"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7dedd" officeooo:paragraph-rsid="0007dedd"/>
    </style:style>
    <style:style style:name="P2" style:family="paragraph" style:parent-style-name="Text_20_body">
      <style:text-properties officeooo:rsid="000a1982" officeooo:paragraph-rsid="000a1982"/>
    </style:style>
    <style:style style:name="P3" style:family="paragraph" style:parent-style-name="Text_20_body">
      <style:text-properties officeooo:rsid="000a1982" officeooo:paragraph-rsid="0017ed5f"/>
    </style:style>
    <style:style style:name="P4" style:family="paragraph" style:parent-style-name="Text_20_body">
      <style:text-properties officeooo:rsid="000a1982" officeooo:paragraph-rsid="002932dc"/>
    </style:style>
    <style:style style:name="P5" style:family="paragraph" style:parent-style-name="Text_20_body">
      <style:text-properties officeooo:rsid="000a1982" officeooo:paragraph-rsid="002b196f"/>
    </style:style>
    <style:style style:name="P6" style:family="paragraph" style:parent-style-name="Text_20_body">
      <style:text-properties officeooo:rsid="00167bd2" officeooo:paragraph-rsid="00167bd2"/>
    </style:style>
    <style:style style:name="P7" style:family="paragraph" style:parent-style-name="Standard">
      <style:text-properties officeooo:rsid="00167bd2" officeooo:paragraph-rsid="002932dc"/>
    </style:style>
    <style:style style:name="P8" style:family="paragraph" style:parent-style-name="Standard">
      <style:text-properties officeooo:rsid="00167bd2" officeooo:paragraph-rsid="002b196f"/>
    </style:style>
    <style:style style:name="P9" style:family="paragraph" style:parent-style-name="Text_20_body">
      <style:text-properties officeooo:paragraph-rsid="00167bd2"/>
    </style:style>
    <style:style style:name="P10" style:family="paragraph" style:parent-style-name="Text_20_body">
      <style:text-properties officeooo:rsid="0017ed5f" officeooo:paragraph-rsid="0017ed5f"/>
    </style:style>
    <style:style style:name="P11" style:family="paragraph" style:parent-style-name="Text_20_body">
      <style:text-properties officeooo:rsid="0019e5e7" officeooo:paragraph-rsid="001b4661"/>
    </style:style>
    <style:style style:name="P12" style:family="paragraph" style:parent-style-name="Text_20_body">
      <style:text-properties officeooo:rsid="001d1a19" officeooo:paragraph-rsid="001d1a19"/>
    </style:style>
    <style:style style:name="P13" style:family="paragraph" style:parent-style-name="Text_20_body">
      <style:text-properties officeooo:paragraph-rsid="0007dedd"/>
    </style:style>
    <style:style style:name="P14" style:family="paragraph" style:parent-style-name="Text_20_body">
      <style:text-properties officeooo:rsid="002585c3" officeooo:paragraph-rsid="002585c3"/>
    </style:style>
    <style:style style:name="P15" style:family="paragraph" style:parent-style-name="Text_20_body">
      <style:text-properties style:font-name="Liberation Sans" fo:font-size="18.2000007629395pt" fo:font-weight="bold" officeooo:rsid="00205dd3" officeooo:paragraph-rsid="00205dd3" style:font-name-asian="Noto Sans CJK SC" style:font-size-asian="18.2000007629395pt" style:font-weight-asian="bold" style:font-name-complex="Lohit Devanagari2" style:font-size-complex="18.2000007629395pt" style:font-weight-complex="bold"/>
    </style:style>
    <style:style style:name="P16" style:family="paragraph" style:parent-style-name="Text_20_body">
      <style:text-properties fo:font-weight="normal" officeooo:rsid="001bae9e" officeooo:paragraph-rsid="001bae9e" style:font-weight-asian="normal" style:font-weight-complex="normal"/>
    </style:style>
    <style:style style:name="P17" style:family="paragraph" style:parent-style-name="Text_20_body">
      <style:text-properties officeooo:paragraph-rsid="002932dc"/>
    </style:style>
    <style:style style:name="P18" style:family="paragraph" style:parent-style-name="Text_20_body">
      <style:text-properties officeooo:rsid="002932dc" officeooo:paragraph-rsid="002932dc"/>
    </style:style>
    <style:style style:name="P19" style:family="paragraph" style:parent-style-name="Text_20_body">
      <style:text-properties officeooo:rsid="002932dc" officeooo:paragraph-rsid="002b196f"/>
    </style:style>
    <style:style style:name="P20" style:family="paragraph" style:parent-style-name="Text_20_body">
      <style:text-properties officeooo:paragraph-rsid="002ae2f0"/>
    </style:style>
    <style:style style:name="P21" style:family="paragraph" style:parent-style-name="Text_20_body">
      <style:text-properties officeooo:paragraph-rsid="002b196f"/>
    </style:style>
    <style:style style:name="P22" style:family="paragraph" style:parent-style-name="Text_20_body">
      <style:text-properties fo:color="#080808" loext:opacity="100%" style:font-name="JetBrains Mono2" fo:font-size="9pt" officeooo:rsid="002b196f" officeooo:paragraph-rsid="002ae2f0" style:font-size-asian="9pt"/>
    </style:style>
    <style:style style:name="P23" style:family="paragraph" style:parent-style-name="Standard">
      <style:paragraph-properties fo:text-align="start" style:justify-single-word="false"/>
      <style:text-properties fo:color="#080808" loext:opacity="100%" style:font-name="JetBrains Mono2" fo:font-size="8pt" fo:font-style="normal" fo:font-weight="normal" officeooo:rsid="0034394e" style:font-size-asian="8pt" style:font-style-asian="normal" style:font-weight-asian="normal" style:font-size-complex="8pt"/>
    </style:style>
    <style:style style:name="P24" style:family="paragraph" style:parent-style-name="Standard">
      <style:paragraph-properties fo:text-align="start" style:justify-single-word="false"/>
      <style:text-properties fo:color="#080808" loext:opacity="100%" style:font-name="JetBrains Mono2" fo:font-size="8pt" fo:font-style="normal" fo:font-weight="normal" style:font-size-asian="8pt" style:font-style-asian="normal" style:font-weight-asian="normal" style:font-size-complex="8pt"/>
    </style:style>
    <style:style style:name="P25" style:family="paragraph" style:parent-style-name="Text_20_body">
      <style:text-properties officeooo:paragraph-rsid="0032790f"/>
    </style:style>
    <style:style style:name="P26" style:family="paragraph" style:parent-style-name="Text_20_body">
      <style:text-properties officeooo:rsid="0032cedf" officeooo:paragraph-rsid="0032cedf"/>
    </style:style>
    <style:style style:name="P27" style:family="paragraph" style:parent-style-name="Text_20_body">
      <style:text-properties officeooo:rsid="0032cedf" officeooo:paragraph-rsid="003345cf"/>
    </style:style>
    <style:style style:name="P28" style:family="paragraph" style:parent-style-name="Text_20_body">
      <style:text-properties officeooo:rsid="0034296e" officeooo:paragraph-rsid="0034296e"/>
    </style:style>
    <style:style style:name="P29" style:family="paragraph" style:parent-style-name="Text_20_body">
      <style:text-properties officeooo:rsid="0034394e" officeooo:paragraph-rsid="0034394e"/>
    </style:style>
    <style:style style:name="P30" style:family="paragraph" style:parent-style-name="Text_20_body">
      <style:text-properties officeooo:paragraph-rsid="0034394e"/>
    </style:style>
    <style:style style:name="P31" style:family="paragraph" style:parent-style-name="Text_20_body">
      <style:text-properties officeooo:rsid="0035ea3e" officeooo:paragraph-rsid="0035ea3e"/>
    </style:style>
    <style:style style:name="P32" style:family="paragraph" style:parent-style-name="Text_20_body">
      <style:text-properties officeooo:rsid="003a1364" officeooo:paragraph-rsid="003a1364"/>
    </style:style>
    <style:style style:name="P33" style:family="paragraph" style:parent-style-name="Text_20_body">
      <style:text-properties officeooo:paragraph-rsid="003a1364"/>
    </style:style>
    <style:style style:name="P34" style:family="paragraph" style:parent-style-name="Text_20_body">
      <style:text-properties officeooo:paragraph-rsid="003bccbc"/>
    </style:style>
    <style:style style:name="P35" style:family="paragraph" style:parent-style-name="Text">
      <style:paragraph-properties fo:text-align="center" style:justify-single-word="false"/>
    </style:style>
    <style:style style:name="P36" style:family="paragraph" style:parent-style-name="Standard">
      <style:paragraph-properties fo:text-align="start" style:justify-single-word="false"/>
      <style:text-properties fo:font-size="8pt" style:font-size-asian="8pt" style:font-size-complex="8pt"/>
    </style:style>
    <style:style style:name="P37" style:family="paragraph" style:parent-style-name="Standard">
      <style:paragraph-properties fo:text-align="start" style:justify-single-word="false"/>
    </style:style>
    <style:style style:name="P38" style:family="paragraph" style:parent-style-name="Standard">
      <style:text-properties officeooo:rsid="003bccbc" officeooo:paragraph-rsid="003bccbc"/>
    </style:style>
    <style:style style:name="P39" style:family="paragraph" style:parent-style-name="Standard">
      <style:paragraph-properties fo:text-align="start" style:justify-single-word="false"/>
      <style:text-properties fo:color="#067d17" loext:opacity="100%" style:font-name="JetBrains Mono2" fo:font-size="8pt" fo:font-style="normal" fo:font-weight="normal" style:font-size-asian="8pt" style:font-style-asian="normal" style:font-weight-asian="normal" style:font-size-complex="8pt"/>
    </style:style>
    <style:style style:name="P40" style:family="paragraph" style:parent-style-name="Standard">
      <style:text-properties style:text-underline-style="none" officeooo:rsid="003bccbc" officeooo:paragraph-rsid="003bccbc"/>
    </style:style>
    <style:style style:name="P41" style:family="paragraph" style:parent-style-name="Text_20_body">
      <style:text-properties style:text-underline-style="none" officeooo:rsid="003bccbc" officeooo:paragraph-rsid="003bccbc"/>
    </style:style>
    <style:style style:name="P42" style:family="paragraph" style:parent-style-name="Text_20_body">
      <style:text-properties style:text-underline-style="none" officeooo:rsid="003bccbc"/>
    </style:style>
    <style:style style:name="P43" style:family="paragraph" style:parent-style-name="Standard">
      <style:text-properties style:text-underline-style="none" officeooo:rsid="003beadb" officeooo:paragraph-rsid="003beadb"/>
    </style:style>
    <style:style style:name="P44" style:family="paragraph" style:parent-style-name="Standard">
      <style:text-properties style:text-underline-style="none" officeooo:rsid="003c5b4e" officeooo:paragraph-rsid="003c5b4e"/>
    </style:style>
    <style:style style:name="P45" style:family="paragraph" style:parent-style-name="Standard">
      <style:text-properties style:text-underline-style="none" officeooo:rsid="00459ec2" officeooo:paragraph-rsid="00459ec2"/>
    </style:style>
    <style:style style:name="P46" style:family="paragraph" style:parent-style-name="Text_20_body">
      <style:text-properties style:text-underline-style="none" officeooo:rsid="0034394e" officeooo:paragraph-rsid="0034394e"/>
    </style:style>
    <style:style style:name="P47" style:family="paragraph" style:parent-style-name="Text_20_body">
      <style:text-properties style:text-underline-style="none" officeooo:rsid="0035ea3e" officeooo:paragraph-rsid="0035ea3e"/>
    </style:style>
    <style:style style:name="P48" style:family="paragraph" style:parent-style-name="Text_20_body">
      <style:text-properties style:text-underline-style="none" officeooo:rsid="003a31a1" officeooo:paragraph-rsid="003a31a1"/>
    </style:style>
    <style:style style:name="P49" style:family="paragraph" style:parent-style-name="Text_20_body">
      <style:text-properties officeooo:rsid="0032790f" officeooo:paragraph-rsid="0032790f"/>
    </style:style>
    <style:style style:name="P50" style:family="paragraph" style:parent-style-name="Text_20_body">
      <style:text-properties officeooo:rsid="004247fd" officeooo:paragraph-rsid="004247fd"/>
    </style:style>
    <style:style style:name="P51" style:family="paragraph" style:parent-style-name="Text_20_body">
      <style:text-properties officeooo:rsid="00428f55" officeooo:paragraph-rsid="00428f55"/>
    </style:style>
    <style:style style:name="P52" style:family="paragraph" style:parent-style-name="Text_20_body">
      <style:text-properties officeooo:rsid="0043c640" officeooo:paragraph-rsid="0043c640"/>
    </style:style>
    <style:style style:name="P53" style:family="paragraph" style:parent-style-name="Text_20_body">
      <style:text-properties officeooo:rsid="0044a29f" officeooo:paragraph-rsid="0044a29f"/>
    </style:style>
    <style:style style:name="P54" style:family="paragraph" style:parent-style-name="Text_20_body">
      <style:text-properties officeooo:paragraph-rsid="0044a29f"/>
    </style:style>
    <style:style style:name="P55" style:family="paragraph" style:parent-style-name="Heading_20_1">
      <style:text-properties officeooo:paragraph-rsid="00205dd3"/>
    </style:style>
    <style:style style:name="P56" style:family="paragraph" style:parent-style-name="Heading_20_1">
      <style:text-properties style:font-name="Liberation Sans" fo:font-size="18.2000007629395pt" fo:font-weight="bold" officeooo:rsid="0015566d" officeooo:paragraph-rsid="0015566d" style:font-name-asian="Noto Sans CJK SC" style:font-size-asian="18.2000007629395pt" style:font-weight-asian="bold" style:font-name-complex="Lohit Devanagari2" style:font-size-complex="18.2000007629395pt" style:font-weight-complex="bold"/>
    </style:style>
    <style:style style:name="P57" style:family="paragraph" style:parent-style-name="Heading_20_1">
      <style:text-properties officeooo:rsid="00167bd2" officeooo:paragraph-rsid="00167bd2"/>
    </style:style>
    <style:style style:name="P58" style:family="paragraph" style:parent-style-name="Heading_20_2">
      <style:text-properties officeooo:paragraph-rsid="003a1364"/>
    </style:style>
    <style:style style:name="P59" style:family="paragraph" style:parent-style-name="Standard" style:list-style-name="L4">
      <style:text-properties style:text-underline-style="none" officeooo:rsid="003beadb" officeooo:paragraph-rsid="003beadb"/>
    </style:style>
    <style:style style:name="P60" style:family="paragraph" style:parent-style-name="Standard">
      <style:paragraph-properties fo:text-align="start" style:justify-single-word="false"/>
      <style:text-properties fo:color="#080808" loext:opacity="100%" style:font-name="JetBrains Mono2" fo:font-size="8pt" fo:font-style="normal" fo:font-weight="normal" officeooo:rsid="0034394e" officeooo:paragraph-rsid="00500b67" style:font-size-asian="8pt" style:font-style-asian="normal" style:font-weight-asian="normal" style:font-size-complex="8pt"/>
    </style:style>
    <style:style style:name="P61" style:family="paragraph" style:parent-style-name="Standard">
      <style:paragraph-properties fo:text-align="start" style:justify-single-word="false"/>
      <style:text-properties fo:font-size="8pt" officeooo:paragraph-rsid="00500b67" style:font-size-asian="8pt" style:font-size-complex="8pt"/>
    </style:style>
    <style:style style:name="P62" style:family="paragraph" style:parent-style-name="Text_20_body" style:list-style-name="L1">
      <style:text-properties officeooo:rsid="002585c3" officeooo:paragraph-rsid="002585c3"/>
    </style:style>
    <style:style style:name="P63" style:family="paragraph" style:parent-style-name="Text_20_body" style:list-style-name="L1">
      <style:text-properties officeooo:rsid="002e34b3" officeooo:paragraph-rsid="002e34b3"/>
    </style:style>
    <style:style style:name="P64" style:family="paragraph" style:parent-style-name="Text_20_body" style:list-style-name="L2">
      <style:text-properties officeooo:paragraph-rsid="002585c3"/>
    </style:style>
    <style:style style:name="P65" style:family="paragraph" style:parent-style-name="Text_20_body" style:list-style-name="L2">
      <style:text-properties officeooo:paragraph-rsid="0027899e"/>
    </style:style>
    <style:style style:name="P66" style:family="paragraph" style:parent-style-name="Text_20_body" style:list-style-name="L3">
      <style:text-properties officeooo:rsid="001bae9e" officeooo:paragraph-rsid="001bae9e"/>
    </style:style>
    <style:style style:name="P67" style:family="paragraph" style:parent-style-name="Text_20_body" style:list-style-name="L3">
      <style:text-properties fo:font-weight="normal" officeooo:rsid="001cdb08" officeooo:paragraph-rsid="001bae9e" style:font-weight-asian="normal" style:font-weight-complex="normal"/>
    </style:style>
    <style:style style:name="P68" style:family="paragraph" style:parent-style-name="Text_20_body" style:list-style-name="L5">
      <style:text-properties officeooo:rsid="00428f55" officeooo:paragraph-rsid="00428f55"/>
    </style:style>
    <style:style style:name="P69" style:family="paragraph" style:parent-style-name="Text_20_body">
      <style:text-properties officeooo:rsid="00428f55" officeooo:paragraph-rsid="00428f55"/>
    </style:style>
    <style:style style:name="P70" style:family="paragraph" style:parent-style-name="Text_20_body">
      <style:paragraph-properties fo:break-before="page"/>
      <style:text-properties officeooo:rsid="00428f55" officeooo:paragraph-rsid="00428f55"/>
    </style:style>
    <style:style style:name="P71" style:family="paragraph" style:parent-style-name="Text_20_body">
      <style:text-properties officeooo:rsid="0043c640" officeooo:paragraph-rsid="0043c640"/>
    </style:style>
    <style:style style:name="P72" style:family="paragraph" style:parent-style-name="Text_20_body">
      <style:text-properties officeooo:rsid="000a1982" officeooo:paragraph-rsid="000a1982"/>
    </style:style>
    <style:style style:name="P73" style:family="paragraph" style:parent-style-name="Text_20_body">
      <style:text-properties officeooo:paragraph-rsid="000a1982"/>
    </style:style>
    <style:style style:name="P74" style:family="paragraph" style:parent-style-name="Text_20_body">
      <style:text-properties officeooo:paragraph-rsid="003a1364"/>
    </style:style>
    <style:style style:name="P75" style:family="paragraph" style:parent-style-name="Text_20_body">
      <style:text-properties style:text-underline-style="none" officeooo:rsid="003a31a1" officeooo:paragraph-rsid="003a31a1"/>
    </style:style>
    <style:style style:name="P76" style:family="paragraph" style:parent-style-name="Text_20_body">
      <style:text-properties officeooo:rsid="0044a29f" officeooo:paragraph-rsid="0044a29f"/>
    </style:style>
    <style:style style:name="P77" style:family="paragraph" style:parent-style-name="Text_20_body" style:list-style-name="L6">
      <style:text-properties officeooo:rsid="0053808c" officeooo:paragraph-rsid="0053808c"/>
    </style:style>
    <style:style style:name="P78" style:family="paragraph">
      <style:paragraph-properties style:text-autospace="none"/>
    </style:style>
    <style:style style:name="P79" style:family="paragraph">
      <loext:graphic-properties draw:fill="none" draw:fill-color="#ffffff"/>
      <style:paragraph-properties style:text-autospace="none" style:writing-mode="lr-tb"/>
      <style:text-properties fo:font-size="9pt" style:font-size-asian="9pt" style:font-size-complex="9pt"/>
    </style:style>
    <style:style style:name="P80" style:family="paragraph">
      <loext:graphic-properties draw:fill="none" draw:fill-color="#ffffff"/>
      <style:paragraph-properties style:text-autospace="none" style:writing-mode="lr-tb"/>
      <style:text-properties fo:font-size="8pt" style:font-size-asian="8pt" style:font-size-complex="8pt"/>
    </style:style>
    <style:style style:name="P81" style:family="paragraph">
      <style:text-properties style:font-name="F" fo:font-size="12pt"/>
    </style:style>
    <style:style style:name="P82" style:family="paragraph">
      <loext:graphic-properties draw:fill="none" draw:fill-color="#ffffff"/>
      <style:paragraph-properties style:writing-mode="lr-tb"/>
    </style:style>
    <style:style style:name="P83" style:family="paragraph">
      <loext:graphic-properties draw:fill="none" draw:fill-color="#ffffff"/>
      <style:paragraph-properties style:text-autospace="none" style:writing-mode="lr-tb"/>
      <style:text-properties fo:font-size="12pt" style:font-size-asian="8pt" style:font-size-complex="8pt"/>
    </style:style>
    <style:style style:name="T1" style:family="text">
      <style:text-properties officeooo:rsid="000a1982"/>
    </style:style>
    <style:style style:name="T2" style:family="text">
      <style:text-properties officeooo:rsid="00111e24"/>
    </style:style>
    <style:style style:name="T3" style:family="text">
      <style:text-properties officeooo:rsid="0015566d"/>
    </style:style>
    <style:style style:name="T4" style:family="text">
      <style:text-properties officeooo:rsid="0017ed5f"/>
    </style:style>
    <style:style style:name="T5" style:family="text">
      <style:text-properties officeooo:rsid="0019e5e7"/>
    </style:style>
    <style:style style:name="T6" style:family="text">
      <style:text-properties officeooo:rsid="001b4661"/>
    </style:style>
    <style:style style:name="T7" style:family="text">
      <style:text-properties officeooo:rsid="001bae9e"/>
    </style:style>
    <style:style style:name="T8" style:family="text">
      <style:text-properties fo:font-weight="bold" style:font-weight-asian="bold" style:font-weight-complex="bold"/>
    </style:style>
    <style:style style:name="T9" style:family="text">
      <style:text-properties fo:font-weight="bold" officeooo:rsid="001bae9e"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bae9e" style:font-weight-asian="normal" style:font-weight-complex="normal"/>
    </style:style>
    <style:style style:name="T12" style:family="text">
      <style:text-properties fo:font-weight="normal" officeooo:rsid="001cdb08" style:font-weight-asian="normal" style:font-weight-complex="normal"/>
    </style:style>
    <style:style style:name="T13" style:family="text">
      <style:text-properties fo:font-weight="normal" officeooo:rsid="0032790f" style:font-weight-asian="normal" style:font-weight-complex="normal"/>
    </style:style>
    <style:style style:name="T14" style:family="text">
      <style:text-properties fo:font-weight="normal" officeooo:rsid="004c5bbc" style:font-weight-asian="normal" style:font-weight-complex="normal"/>
    </style:style>
    <style:style style:name="T15" style:family="text">
      <style:text-properties fo:color="#000000" loext:opacity="100%" officeooo:rsid="001b4661"/>
    </style:style>
    <style:style style:name="T16" style:family="text">
      <style:text-properties fo:color="#000000" loext:opacity="100%" fo:font-size="14pt" fo:font-weight="bold" officeooo:rsid="001b4661" fo:background-color="transparent" loext:char-shading-value="0" style:font-size-asian="14pt" style:font-weight-asian="bold" style:font-size-complex="14pt" style:font-weight-complex="bold"/>
    </style:style>
    <style:style style:name="T17" style:family="text">
      <style:text-properties fo:font-size="14pt" fo:font-weight="bold" officeooo:rsid="001b4661" style:font-size-asian="14pt" style:font-weight-asian="bold" style:font-size-complex="14pt" style:font-weight-complex="bold"/>
    </style:style>
    <style:style style:name="T18" style:family="text">
      <style:text-properties officeooo:rsid="001f761c"/>
    </style:style>
    <style:style style:name="T19" style:family="text">
      <style:text-properties officeooo:rsid="0007dedd"/>
    </style:style>
    <style:style style:name="T20" style:family="text">
      <style:text-properties style:font-name="Liberation Sans" fo:font-size="18.2000007629395pt" fo:font-weight="bold" officeooo:rsid="00205dd3" style:font-name-asian="Noto Sans CJK SC" style:font-size-asian="18.2000007629395pt" style:font-weight-asian="bold" style:font-name-complex="Lohit Devanagari2" style:font-size-complex="18.2000007629395pt" style:font-weight-complex="bold"/>
    </style:style>
    <style:style style:name="T21" style:family="text">
      <style:text-properties style:font-name="Liberation Sans" fo:font-size="18.2000007629395pt" fo:font-weight="bold" officeooo:rsid="002585c3" style:font-name-asian="Noto Sans CJK SC" style:font-size-asian="18.2000007629395pt" style:font-weight-asian="bold" style:font-name-complex="Lohit Devanagari2" style:font-size-complex="18.2000007629395pt" style:font-weight-complex="bold"/>
    </style:style>
    <style:style style:name="T22" style:family="text">
      <style:text-properties officeooo:rsid="002585c3"/>
    </style:style>
    <style:style style:name="T23" style:family="text">
      <style:text-properties officeooo:rsid="0027899e"/>
    </style:style>
    <style:style style:name="T24" style:family="text">
      <style:text-properties officeooo:rsid="002932dc"/>
    </style:style>
    <style:style style:name="T25" style:family="text">
      <style:text-properties fo:color="#080808" loext:opacity="100%" style:font-name="JetBrains Mono2" fo:font-size="9pt" style:font-size-asian="9pt"/>
    </style:style>
    <style:style style:name="T26" style:family="text">
      <style:text-properties fo:color="#080808" loext:opacity="100%" style:font-name="JetBrains Mono2" fo:font-size="9pt" officeooo:rsid="002ae2f0" style:font-size-asian="9pt"/>
    </style:style>
    <style:style style:name="T27" style:family="text">
      <style:text-properties fo:color="#080808" loext:opacity="100%" style:font-name="JetBrains Mono2" fo:font-size="9pt" officeooo:rsid="002b196f" style:font-size-asian="9pt"/>
    </style:style>
    <style:style style:name="T28" style:family="text">
      <style:text-properties fo:color="#080808" loext:opacity="100%" style:font-name="JetBrains Mono2" fo:font-size="9pt" fo:font-style="normal" fo:font-weight="normal" style:font-size-asian="9pt" style:font-style-asian="normal" style:font-weight-asian="normal" style:font-size-complex="9pt"/>
    </style:style>
    <style:style style:name="T29" style:family="text">
      <style:text-properties fo:color="#080808" loext:opacity="100%" style:font-name="JetBrains Mono2" fo:font-size="8pt" fo:font-style="normal" fo:font-weight="normal" style:font-size-asian="8pt" style:font-style-asian="normal" style:font-weight-asian="normal"/>
    </style:style>
    <style:style style:name="T30" style:family="text">
      <style:text-properties fo:color="#080808" loext:opacity="100%" style:font-name="JetBrains Mono2" fo:font-size="8pt" fo:font-style="normal" fo:font-weight="normal" style:font-size-asian="8pt" style:font-style-asian="normal" style:font-weight-asian="normal" style:font-size-complex="8pt"/>
    </style:style>
    <style:style style:name="T31" style:family="text">
      <style:text-properties fo:color="#080808" loext:opacity="100%" style:font-name="JetBrains Mono2" fo:font-size="8pt" fo:font-style="normal" fo:font-weight="normal" officeooo:rsid="0034394e" style:font-size-asian="8pt" style:font-style-asian="normal" style:font-weight-asian="normal" style:font-size-complex="8pt"/>
    </style:style>
    <style:style style:name="T32" style:family="text">
      <style:text-properties fo:color="#080808" loext:opacity="100%" style:font-name="JetBrains Mono2" fo:font-size="8pt" fo:font-style="normal" style:text-underline-style="none" fo:font-weight="normal" style:font-size-asian="8pt" style:font-style-asian="normal" style:font-weight-asian="normal" style:font-size-complex="8pt"/>
    </style:style>
    <style:style style:name="T33" style:family="text">
      <style:text-properties fo:color="#080808" loext:opacity="100%" style:font-name="JetBrains Mono2" fo:font-style="normal" fo:font-weight="normal" style:font-style-asian="normal" style:font-weight-asian="normal"/>
    </style:style>
    <style:style style:name="T34" style:family="text">
      <style:text-properties fo:color="#080808" loext:opacity="100%" style:font-name="JetBrains Mono2" fo:font-style="normal" fo:font-weight="normal" officeooo:rsid="0034394e" style:font-style-asian="normal" style:font-weight-asian="normal"/>
    </style:style>
    <style:style style:name="T35" style:family="text">
      <style:text-properties officeooo:rsid="002ae2f0"/>
    </style:style>
    <style:style style:name="T36" style:family="text">
      <style:text-properties fo:font-size="12pt" fo:font-style="italic" officeooo:rsid="002b196f" style:font-size-asian="12pt" style:font-style-asian="italic" style:font-name-complex="Lohit Devanagari" style:font-size-complex="12pt" style:font-style-complex="italic"/>
    </style:style>
    <style:style style:name="T37" style:family="text">
      <style:text-properties fo:font-size="12pt" fo:font-style="italic" officeooo:rsid="0035ea3e" style:font-size-asian="12pt" style:font-style-asian="italic" style:font-name-complex="Lohit Devanagari" style:font-size-complex="12pt" style:font-style-complex="italic"/>
    </style:style>
    <style:style style:name="T38" style:family="text">
      <style:text-properties fo:font-size="12pt" fo:font-style="italic" officeooo:rsid="003a31a1" style:font-size-asian="12pt" style:font-style-asian="italic" style:font-name-complex="Lohit Devanagari" style:font-size-complex="12pt" style:font-style-complex="italic"/>
    </style:style>
    <style:style style:name="T39" style:family="text">
      <style:text-properties fo:color="#067d17" loext:opacity="100%" style:font-name="JetBrains Mono2" fo:font-size="8pt" style:font-size-asian="8pt"/>
    </style:style>
    <style:style style:name="T40" style:family="text">
      <style:text-properties fo:color="#067d17" loext:opacity="100%" style:font-name="JetBrains Mono2" fo:font-size="8pt" fo:font-style="normal" fo:font-weight="normal" style:font-size-asian="8pt" style:font-style-asian="normal" style:font-weight-asian="normal" style:font-size-complex="8pt"/>
    </style:style>
    <style:style style:name="T41" style:family="text">
      <style:text-properties fo:color="#067d17" loext:opacity="100%" style:font-name="JetBrains Mono2" fo:font-style="normal" fo:font-weight="normal" style:font-style-asian="normal" style:font-weight-asian="normal"/>
    </style:style>
    <style:style style:name="T42" style:family="text">
      <style:text-properties fo:color="#0033b3" loext:opacity="100%" style:font-name="JetBrains Mono2" fo:font-size="9pt" fo:font-style="normal" fo:font-weight="normal" style:font-size-asian="9pt" style:font-style-asian="normal" style:font-weight-asian="normal" style:font-size-complex="9pt"/>
    </style:style>
    <style:style style:name="T43" style:family="text">
      <style:text-properties fo:color="#0033b3" loext:opacity="100%" style:font-name="JetBrains Mono2" fo:font-size="8pt" fo:font-style="normal" fo:font-weight="normal" style:font-size-asian="8pt" style:font-style-asian="normal" style:font-weight-asian="normal" style:font-size-complex="8pt"/>
    </style:style>
    <style:style style:name="T44" style:family="text">
      <style:text-properties officeooo:rsid="002e34b3"/>
    </style:style>
    <style:style style:name="T45" style:family="text">
      <style:text-properties officeooo:rsid="0030087b"/>
    </style:style>
    <style:style style:name="T46" style:family="text">
      <style:text-properties officeooo:rsid="0032790f"/>
    </style:style>
    <style:style style:name="T47" style:family="text">
      <style:text-properties officeooo:rsid="0034296e"/>
    </style:style>
    <style:style style:name="T48" style:family="text">
      <style:text-properties officeooo:rsid="0034394e"/>
    </style:style>
    <style:style style:name="T49" style:family="text">
      <style:text-properties style:text-underline-style="solid" style:text-underline-width="auto" style:text-underline-color="font-color" officeooo:rsid="0034394e"/>
    </style:style>
    <style:style style:name="T50" style:family="text">
      <style:text-properties style:text-underline-style="none"/>
    </style:style>
    <style:style style:name="T51" style:family="text">
      <style:text-properties style:text-underline-style="none" officeooo:rsid="0034394e"/>
    </style:style>
    <style:style style:name="T52" style:family="text">
      <style:text-properties style:text-underline-style="none" officeooo:rsid="003bccbc"/>
    </style:style>
    <style:style style:name="T53" style:family="text">
      <style:text-properties style:text-underline-style="none" officeooo:rsid="003ec546"/>
    </style:style>
    <style:style style:name="T54" style:family="text">
      <style:text-properties style:text-underline-style="none" officeooo:rsid="004247fd"/>
    </style:style>
    <style:style style:name="T55" style:family="text">
      <style:text-properties fo:font-size="9pt" style:font-size-asian="9pt" style:font-size-complex="9pt"/>
    </style:style>
    <style:style style:name="T56" style:family="text">
      <style:text-properties fo:font-size="8pt" style:font-size-asian="8pt" style:font-size-complex="8pt"/>
    </style:style>
    <style:style style:name="T57" style:family="text">
      <style:text-properties officeooo:rsid="003a1364"/>
    </style:style>
    <style:style style:name="T58" style:family="text">
      <style:text-properties officeooo:rsid="003a31a1"/>
    </style:style>
    <style:style style:name="T59" style:family="text">
      <style:text-properties officeooo:rsid="0043c640"/>
    </style:style>
    <style:style style:name="T60" style:family="text">
      <style:text-properties officeooo:rsid="0044a29f"/>
    </style:style>
    <style:style style:name="T61" style:family="text">
      <style:text-properties officeooo:rsid="00464b29"/>
    </style:style>
    <style:style style:name="T62" style:family="text">
      <style:text-properties officeooo:rsid="004c5bbc"/>
    </style:style>
    <style:style style:name="T63" style:family="text">
      <style:text-properties officeooo:rsid="00500b67"/>
    </style:style>
    <style:style style:name="T64" style:family="text">
      <style:text-properties officeooo:rsid="00509487"/>
    </style:style>
    <style:style style:name="T65" style:family="text">
      <style:text-properties officeooo:rsid="0051291a"/>
    </style:style>
    <style:style style:name="T66" style:family="text">
      <style:text-properties officeooo:rsid="005198f8"/>
    </style:style>
    <style:style style:name="T67" style:family="text">
      <style:text-properties officeooo:rsid="0053808c"/>
    </style:style>
    <style:style style:name="T68" style:family="text">
      <style:text-properties officeooo:rsid="00544aeb"/>
    </style:style>
    <style:style style:name="T69" style:family="text">
      <style:text-properties fo:color="#080808" loext:opacity="100%" style:font-name="JetBrains Mono" fo:font-size="8pt" style:font-name-asian="JetBrains Mono" style:font-size-asian="8pt" style:font-name-complex="JetBrains Mono" style:font-size-complex="8pt"/>
    </style:style>
    <style:style style:name="T70" style:family="text">
      <style:text-properties fo:color="#067d17" loext:opacity="100%" style:font-name="JetBrains Mono" fo:font-size="8pt" style:font-name-asian="JetBrains Mono" style:font-size-asian="8pt" style:font-name-complex="JetBrains Mono" style:font-size-complex="8pt"/>
    </style:style>
    <style:style style:name="T71" style:family="text">
      <style:text-properties fo:color="#1750eb" loext:opacity="100%" style:font-name="JetBrains Mono" fo:font-size="8pt" style:font-name-asian="JetBrains Mono" style:font-size-asian="8pt" style:font-name-complex="JetBrains Mono" style:font-size-complex="8pt"/>
    </style:style>
    <style:style style:name="T72" style:family="text">
      <style:text-properties fo:color="#0033b3" loext:opacity="100%" style:font-name="JetBrains Mono" fo:font-size="8pt" style:font-name-asian="JetBrains Mono" style:font-size-asian="8pt" style:font-name-complex="JetBrains Mono" style:font-size-complex="8pt"/>
    </style:style>
    <style:style style:name="T73" style:family="text">
      <style:text-properties fo:color="#080808" loext:opacity="100%" style:font-name="JetBrains Mono" fo:font-size="9pt" style:font-name-asian="JetBrains Mono" style:font-size-asian="9pt" style:font-name-complex="JetBrains Mono" style:font-size-complex="9pt"/>
    </style:style>
    <style:style style:name="T74" style:family="text">
      <style:text-properties fo:color="#111111" loext:opacity="100%" style:font-name="JetBrains Mono" fo:font-size="8pt" style:font-name-asian="JetBrains Mono" style:font-size-asian="8pt" style:font-name-complex="JetBrains Mono" style:font-size-complex="8pt"/>
    </style:style>
    <style:style style:name="T75" style:family="text">
      <style:text-properties fo:color="#000000" loext:opacity="100%" style:font-name="JetBrains Mono" fo:font-size="8pt" fo:font-weight="normal" style:font-name-asian="JetBrains Mono" style:font-size-asian="8pt" style:font-weight-asian="normal" style:font-name-complex="JetBrains Mono" style:font-size-complex="8pt" style:font-weight-complex="normal"/>
    </style:style>
    <style:style style:name="T76" style:family="text">
      <style:text-properties fo:color="#067d17" loext:opacity="100%" style:font-name="JetBrains Mono" fo:font-size="9pt" style:font-name-asian="JetBrains Mono" style:font-size-asian="9pt" style:font-name-complex="JetBrains Mono" style:font-size-complex="9pt"/>
    </style:style>
    <style:style style:name="T77" style:family="text">
      <style:text-properties fo:color="#1750eb" loext:opacity="100%" style:font-name="JetBrains Mono" fo:font-size="9pt" style:font-name-asian="JetBrains Mono" style:font-size-asian="9pt" style:font-name-complex="JetBrains Mono" style:font-size-complex="9pt"/>
    </style:style>
    <style:style style:name="T78" style:family="text">
      <style:text-properties fo:color="#0033b3" loext:opacity="100%" style:font-name="JetBrains Mono" fo:font-size="9pt" style:font-name-asian="JetBrains Mono" style:font-size-asian="9pt" style:font-name-complex="JetBrains Mono" style:font-size-complex="9pt"/>
    </style:style>
    <style:style style:name="T79" style:family="text">
      <style:text-properties fo:font-style="italic" style:font-style-asian="italic" style:font-style-complex="italic"/>
    </style:style>
    <style:style style:name="T80" style:family="text">
      <style:text-properties fo:color="#067d17" loext:opacity="100%" style:font-name="JetBrains Mono" fo:font-size="13.5pt" style:font-name-asian="JetBrains Mono" style:font-size-asian="13.5pt" style:font-name-complex="JetBrains Mono" style:font-size-complex="8pt"/>
    </style:style>
    <style:style style:name="T81" style:family="text">
      <style:text-properties fo:color="#1750eb" loext:opacity="100%" style:font-name="JetBrains Mono" fo:font-size="12pt" style:font-name-asian="JetBrains Mono" style:font-size-asian="13.5pt" style:font-name-complex="JetBrains Mono" style:font-size-complex="13.5pt"/>
    </style:style>
    <style:style style:name="T82" style:family="text">
      <style:text-properties fo:color="#067d17" loext:opacity="100%" style:font-name="JetBrains Mono" fo:font-size="13.5pt" style:font-name-asian="JetBrains Mono" style:font-size-asian="13.5pt" style:font-name-complex="JetBrains Mono" style:font-size-complex="13.5pt"/>
    </style:style>
    <style:style style:name="T83" style:family="text">
      <style:text-properties fo:color="#080808" loext:opacity="100%" style:font-name="JetBrains Mono" fo:font-size="8pt" fo:font-weight="bold" style:font-name-asian="JetBrains Mono" style:font-size-asian="8pt" style:font-weight-asian="bold" style:font-name-complex="JetBrains Mono" style:font-size-complex="8pt" style:font-weight-complex="bold"/>
    </style:style>
    <style:style style:name="T84" style:family="text">
      <style:text-properties fo:color="#080808" loext:opacity="100%" style:font-name="JetBrains Mono" fo:font-size="13.5pt" style:font-name-asian="JetBrains Mono" style:font-size-asian="13.5pt" style:font-name-complex="JetBrains Mono" style:font-size-complex="13.5pt"/>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3252in" fo:margin-left="0in" fo:margin-right="0in" fo:margin-top="0in" fo:margin-bottom="0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2.2583in"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2382in"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4984in"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5764in" fo:margin-left="0in" fo:margin-right="0in" fo:margin-top="0in" fo:margin-bottom="0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572in" fo:margin-left="0in" fo:margin-right="0in" fo:margin-top="0in" fo:margin-bottom="0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3.2591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0472in" fo:margin-left="0in" fo:margin-right="0in" fo:margin-top="0in" fo:margin-bottom="0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2.4256in" fo:margin-left="0in" fo:margin-right="0in" fo:margin-top="0in" fo:margin-bottom="0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4.2398in"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uidelines SPHINX</text:p>
      <text:p text:style-name="Text_20_body"/>
      <text:p text:style-name="P1">This guideline contains a summary of the most important features and the way we use them to structure the PDF and HTML generation of the Intermagnet Technical Manual. <text:span text:style-name="T18">It is not an explanation of sphinx or rst. </text:span></text:p>
      <text:h text:style-name="P55" text:outline-level="1"><text:span text:style-name="T21">Folder</text:span><text:span text:style-name="T20"> layout</text:span></text:h>
      <text:p text:style-name="P15"/>
      <text:p text:style-name="P14"><draw:frame text:anchor-type="paragraph" draw:z-index="6" draw:name="Shape3" draw:style-name="gr7" draw:text-style-name="P82" svg:width="1.8232in" svg:height="3.4512in" svg:x="1.9307in" svg:y="-0.0228in"><draw:text-box><text:p>├── appendices</text:p><text:p>├── chapters</text:p><text:p>│   ├── absmeasurements</text:p><text:p>│   ├── intermagnet</text:p><text:p>│   ├── membership</text:p><text:p>│   ├── oneminuteimos</text:p><text:p>│   ├── onesecondimos</text:p><text:p>│   ├── processdata</text:p><text:p>│   ├── submitdata</text:p><text:p>│   └── usingdata</text:p><text:p>├── img</text:p><text:p>├── shared</text:p><text:p>├─<text:span text:style-name="T79"> </text:span><text:span text:style-name="T79">conf.py</text:span></text:p><text:p><text:span text:style-name="T79">├─ </text:span><text:span text:style-name="T79">description.rst</text:span></text:p><text:p>├─<text:span text:style-name="T79"> </text:span><text:span text:style-name="T79">.readthedocs.yml</text:span></text:p><text:p>└─ <text:span text:style-name="T79">index.rst</text:span></text:p><text:p/><text:p/></draw:text-box></draw:frame></text:p>
      <text:p text:style-name="P14">We can identify following folders</text:p>
      <text:list xml:id="list673632542" text:style-name="L1">
        <text:list-item>
          <text:p text:style-name="P62">The folder chapters will contain one folder for each chapter. The chapter directories group together the .rst files for each chapter.</text:p>
        </text:list-item>
        <text:list-item>
          <text:p text:style-name="P62">The folder img contains all image files used in <text:s/>the technical manual</text:p>
        </text:list-item>
        <text:list-item>
          <text:p text:style-name="P62">The folder shared contains some rst fi<text:span text:style-name="T44">le</text:span>s that can be imported by all the other rst files</text:p>
        </text:list-item>
        <text:list-item>
          <text:p text:style-name="P63">The folder appendices that will contain all appendices rst files</text:p>
        </text:list-item>
      </text:list>
      <text:p text:style-name="P14">On the root directory there are three files that are important to mention :</text:p>
      <text:list xml:id="list3469596520" text:style-name="L2">
        <text:list-item>
          <text:p text:style-name="P64"><text:span text:style-name="T22">conf.py is a config file for sphinx and can be used to change the way </text:span><text:span text:style-name="T67">PDF</text:span><text:span text:style-name="T22"> or </text:span><text:span text:style-name="T67">HTML</text:span><text:span text:style-name="T22"> is generated. It also is the place where </text:span><text:span text:style-name="T23">modules/extensions</text:span><text:span text:style-name="T22"> can be configured and added </text:span><text:span text:style-name="T23">to sphinx</text:span><text:span text:style-name="T22">.</text:span></text:p>
        </text:list-item>
        <text:list-item>
          <text:p text:style-name="P64">.<text:span text:style-name="T23">readthedocs.yml is a config file that <text:s/>contains directives for readthedocs to be able to autogenerate the needed formats.</text:span></text:p>
        </text:list-item>
        <text:list-item>
          <text:p text:style-name="P65"><text:soft-page-break/><text:span text:style-name="T23">index.rst is the root rst fil</text:span><text:span text:style-name="T45">e</text:span><text:span text:style-name="T23"> that contains the top table of contents for sphinx which is explained in the next section.</text:span></text:p>
        </text:list-item>
      </text:list>
      <text:h text:style-name="P56" text:outline-level="1">Table of contents</text:h>
      <text:p text:style-name="P13"><text:span text:style-name="T19">The index.rst contains <text:s/></text:span><text:span text:style-name="T1">the highest level of the table of contents tree</text:span></text:p>
      <text:p text:style-name="P1"><draw:frame draw:style-name="fr1" draw:name="Frame1" text:anchor-type="paragraph" svg:x="1.9283in" svg:y="0.0398in" svg:width="3.0626in" draw:z-index="0"><draw:text-box fo:min-height="3.5646in"><text:p text:style-name="P35"><draw:frame text:anchor-type="paragraph" draw:z-index="1" draw:name="Shape1" draw:style-name="gr10" draw:text-style-name="P80" svg:width="2.9941in" svg:height="5.0189in" svg:x="0.0339in" svg:y="0in"><draw:text-box><text:p text:style-name="P78"><text:span text:style-name="T71">##########################</text:span><text:span text:style-name="T71"><text:line-break/></text:span><text:span text:style-name="T71">INTERMAGNET Technical Reference Manual</text:span><text:span text:style-name="T71"><text:line-break/></text:span><text:span text:style-name="T71">##########################</text:span><text:span text:style-name="T71"><text:line-break/></text:span><text:span text:style-name="T71"><text:line-break/></text:span><text:span text:style-name="T69">.. </text:span><text:span text:style-name="T72">only::</text:span><text:span text:style-name="T69"> html</text:span><text:span text:style-name="T69"><text:line-break/></text:span><text:span text:style-name="T69"><text:line-break/></text:span><text:span text:style-name="T69"> <text:s text:c="3"/>.. </text:span><text:span text:style-name="T72">figure::</text:span><text:span text:style-name="T69"> ./img/cover_intermagnet.png</text:span><text:span text:style-name="T69"><text:line-break/></text:span><text:span text:style-name="T69"> <text:s text:c="10"/></text:span><text:span text:style-name="T72">:align:</text:span><text:span text:style-name="T69"> center</text:span><text:span text:style-name="T69"><text:line-break/></text:span><text:span text:style-name="T69"> <text:s text:c="10"/></text:span><text:span text:style-name="T72">:alt:</text:span><text:span text:style-name="T69"> Intermagnet</text:span></text:p><text:p text:style-name="P78"><text:span text:style-name="T69"><text:s text:c="4"/></text:span><text:span text:style-name="T69"><text:line-break/></text:span><text:span text:style-name="T69"> <text:s text:c="4"/></text:span><text:span text:style-name="T83">**version :**</text:span><text:span text:style-name="T69"> |</text:span><text:span text:style-name="T72">version|</text:span></text:p><text:p text:style-name="P78"><text:span text:style-name="T72"/></text:p><text:p text:style-name="P78"><text:span text:style-name="T69">.. </text:span><text:span text:style-name="T72">include:: ./</text:span><text:span text:style-name="T69">description.rst</text:span><text:span text:style-name="T72"> </text:span></text:p><text:p text:style-name="P78"><text:span text:style-name="T72"><text:s text:c="3"/></text:span><text:span text:style-name="T69"><text:line-break/></text:span><text:span text:style-name="T69"><text:line-break/></text:span><text:span text:style-name="T69">.. </text:span><text:span text:style-name="T72">toctree::</text:span></text:p><text:p text:style-name="P78"><text:span text:style-name="T72"><text:s text:c="4"/></text:span><text:span text:style-name="T72">:caption:</text:span><text:span text:style-name="T69"> Table Of Contents</text:span><text:span text:style-name="T72"><text:tab/></text:span><text:span text:style-name="T72"><text:line-break/></text:span><text:span text:style-name="T72"> <text:s text:c="3"/>:maxdepth:</text:span><text:span text:style-name="T69"> 5</text:span><text:span text:style-name="T69"><text:line-break/></text:span><text:span text:style-name="T69"> <text:s text:c="3"/></text:span><text:span text:style-name="T72">:numbered:</text:span><text:span text:style-name="T72"><text:line-break/></text:span><text:span text:style-name="T72"><text:line-break/></text:span><text:span text:style-name="T69"> <text:s text:c="3"/>chapters/intermagnet/toc_intermagnet</text:span><text:span text:style-name="T69"><text:line-break/></text:span><text:span text:style-name="T69"> <text:s text:c="3"/>chapters/oneminuteimos/toc_oneminuteimos</text:span><text:span text:style-name="T69"><text:line-break/></text:span><text:span text:style-name="T69"> <text:s text:c="3"/>chapters/onesecondimos/toc_onesecondimos</text:span></text:p><text:p text:style-name="P78"><text:span text:style-name="T69"><text:s text:c="4"/></text:span><text:span text:style-name="T69">...</text:span></text:p><text:p><text:span text:style-name="T69"/></text:p><text:p><text:span text:style-name="T69">.. </text:span><text:span text:style-name="T72">only::</text:span><text:span text:style-name="T69"> html</text:span><text:span text:style-name="T69"><text:line-break/></text:span><text:span text:style-name="T69"><text:line-break/></text:span><text:span text:style-name="T69"> <text:s text:c="7"/>.. </text:span><text:span text:style-name="T72">toctree::</text:span><text:span text:style-name="T72"><text:line-break/></text:span><text:span text:style-name="T72"> <text:s text:c="11"/>:maxdepth:</text:span><text:span text:style-name="T69"> 5</text:span><text:span text:style-name="T69"><text:line-break/></text:span><text:span text:style-name="T69"><text:line-break/></text:span><text:span text:style-name="T69"> <text:s text:c="11"/>appendices/...</text:span><text:span text:style-name="T84"><text:line-break/></text:span><text:span text:style-name="T84"> <text:s/></text:span><text:span text:style-name="T69"><text:line-break/></text:span><text:span text:style-name="T69">.. </text:span><text:span text:style-name="T72">raw::</text:span><text:span text:style-name="T69"> latex</text:span><text:span text:style-name="T69"><text:line-break/></text:span><text:span text:style-name="T69"><text:line-break/></text:span><text:span text:style-name="T69"> <text:s/>\listoffigures</text:span><text:span text:style-name="T69"><text:line-break/></text:span><text:span text:style-name="T69"> <text:s/>\listoftables</text:span><text:span text:style-name="T69"><text:line-break/></text:span><text:span text:style-name="T69"><text:line-break/></text:span><text:span text:style-name="T69"/></text:p></draw:text-box></draw:frame>Text <text:sequence text:ref-name="refText0" text:name="Text" text:formula="ooow:Text+1" style:num-format="1">1</text:sequence>: index.rst</text:p></draw:text-box></draw:frame></text:p>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73"><text:span text:style-name="T1">There is one toctree element that will point to a chapter element with the name of that chapter </text:span><text:span text:style-name="T3">preceded by toc_</text:span><text:span text:style-name="T1">. This corresponds with an .rst </text:span><text:span text:style-name="T46">file</text:span><text:span text:style-name="T1"> that contains the toctree of that chapter. This way of working was chosen to have a complete </text:span><text:span text:style-name="T46">autonumbered </text:span><text:span text:style-name="T1"><text:s/>and navigational chapter and sections in </text:span><text:span text:style-name="T67">HTML</text:span><text:span text:style-name="T1"> and </text:span><text:span text:style-name="T67">PDF</text:span><text:span text:style-name="T1">. For the first chapters it points to chapters/intermagnet/</text:span><text:span text:style-name="T3">toc_</text:span><text:span text:style-name="T1">intermagnet.rst</text:span></text:p>
      <text:p text:style-name="P2"><draw:frame draw:style-name="fr1" draw:name="Frame2" text:anchor-type="paragraph" svg:x="2.3854in" svg:y="0.0543in" svg:width="1.7583in" draw:z-index="2"><draw:text-box fo:min-height="2.2043in"><text:p text:style-name="P35"><draw:frame text:anchor-type="paragraph" draw:z-index="3" draw:name="Shape2" draw:style-name="gr9" draw:text-style-name="P80" svg:width="1.6406in" svg:height="2.426in" svg:x="0.0366in" svg:y="0.0583in"><draw:text-box><text:p text:style-name="P78"><text:span text:style-name="T69">.. </text:span><text:span text:style-name="T70">_inter:</text:span></text:p><text:p text:style-name="P78"><text:span text:style-name="T82"/></text:p><text:p text:style-name="P78"><text:span text:style-name="T71">************</text:span><text:span text:style-name="T71"><text:line-break/></text:span><text:span text:style-name="T71">Intermagnet</text:span><text:span text:style-name="T71"><text:line-break/></text:span><text:span text:style-name="T71">************</text:span><text:span text:style-name="T71"><text:line-break/></text:span><text:span text:style-name="T71"><text:line-break/></text:span><text:span text:style-name="T69">.. </text:span><text:span text:style-name="T72">toctree::</text:span><text:span text:style-name="T72"><text:line-break/></text:span><text:span text:style-name="T72"> <text:s text:c="3"/>:maxdepth:</text:span><text:span text:style-name="T69"> 4</text:span><text:span text:style-name="T69"><text:line-break/></text:span><text:span text:style-name="T69"><text:line-break/></text:span><text:span text:style-name="T69"> <text:s text:c="3"/>intro</text:span><text:span text:style-name="T69"><text:line-break/></text:span><text:span text:style-name="T69"> <text:s text:c="3"/>missionvision</text:span><text:span text:style-name="T69"><text:line-break/></text:span><text:span text:style-name="T69"> <text:s text:c="3"/>historystatus</text:span><text:span text:style-name="T69"><text:line-break/></text:span><text:span text:style-name="T69"> <text:s text:c="3"/>principles</text:span><text:span text:style-name="T69"><text:line-break/></text:span><text:span text:style-name="T69"> <text:s text:c="3"/>participation</text:span></text:p><text:p text:style-name="P78"><text:span text:style-name="T69"><text:s text:c="4"/></text:span><text:span text:style-name="T69">product</text:span><text:span text:style-name="T69"><text:line-break/></text:span><text:span text:style-name="T69"> <text:s text:c="3"/>condofuse</text:span><text:span text:style-name="T69"><text:line-break/></text:span><text:span text:style-name="T69"> <text:s text:c="3"/>management</text:span></text:p><text:p text:style-name="P78"><text:span text:style-name="T69"/></text:p></draw:text-box></draw:frame>Text <text:sequence text:ref-name="refText1" text:name="Text" text:formula="ooow:Text+1" style:num-format="1">2</text:sequence>: toc of first chapter</text:p></draw:text-box></draw:frame></text:p>
      <text:p text:style-name="P2"/>
      <text:p text:style-name="P2"/>
      <text:p text:style-name="P2"/>
      <text:p text:style-name="P2"/>
      <text:p text:style-name="P2"/>
      <text:p text:style-name="P2"/>
      <text:p text:style-name="P25"><text:soft-page-break/><text:span text:style-name="T2">The structure of the table of content</text:span><text:span text:style-name="T3">s </text:span><text:span text:style-name="T2">determine</text:span><text:span text:style-name="T3">s </text:span><text:span text:style-name="T2">the numbering and the order of each section.</text:span></text:p>
      <text:p text:style-name="P49">To simplify and understand the way of working an rst file is chosen for each section on the highest level of the chapter. In this case <text:span text:style-name="T62">we have </text:span>a rst file for each section 1.1, 1.2, 1.3 etc</text:p>
      <text:p text:style-name="P25"><text:span text:style-name="T46">The indication in the top of each of these chapter table of contents </text:span><text:span text:style-name="T29">.. </text:span><text:span text:style-name="T39">_inter: <text:s/></text:span><text:span text:style-name="T13">is the way we can mark an identifier in sphinx to be used afterwards in referencing chapters and sections. More on that in the next section.</text:span></text:p>
      <text:h text:style-name="P57" text:outline-level="1">Sections and referencing</text:h>
      <text:p text:style-name="P9"/>
      <text:p text:style-name="P10">For each chapter we have of toc_…..rst file. The title of the chapter is in this toc file as you can see in <text:sequence-ref text:reference-format="category-and-value" text:ref-name="refText1">Text 2</text:sequence-ref><text:s/>the name of the first chapter is Intermagnet and it is surrounded by stars. This is an indication for sphinx that he has to interpret it as a chapter title.</text:p>
      <text:p text:style-name="P6">In an <text:span text:style-name="T5">intro</text:span>.rst document we can use titles to have sections and sub sections</text:p>
      <text:p text:style-name="P6"><text:s/></text:p>
      <text:p text:style-name="P9"><draw:frame draw:style-name="fr1" draw:name="Frame3" text:anchor-type="paragraph" svg:x="2.0862in" svg:y="-0.0898in" svg:width="1.7398in" draw:z-index="4"><draw:text-box fo:min-height="1.4835in"><text:p text:style-name="P35"><draw:frame text:anchor-type="paragraph" draw:z-index="5" draw:name="Shape2_0" draw:style-name="gr8" draw:text-style-name="P83" svg:width="1.4949in" svg:height="1.0476in" svg:x="0.1272in" svg:y="0.1165in"><draw:text-box><text:p><text:span text:style-name="T71">.. </text:span><text:span text:style-name="T80">_inter_intro:</text:span><text:span text:style-name="T80"><text:line-break/></text:span><text:span text:style-name="T80"><text:line-break/></text:span><text:span text:style-name="T81">Introduction</text:span><text:span text:style-name="T81"><text:line-break/></text:span><text:span text:style-name="T81">=======</text:span><text:span text:style-name="T71"><text:line-break/></text:span><text:span text:style-name="T71"/></text:p></draw:text-box></draw:frame>Text <text:sequence text:ref-name="refText2" text:name="Text" text:formula="ooow:Text+1" style:num-format="1">3</text:sequence>: <text:span text:style-name="T4">Sections</text:span></text:p></draw:text-box></draw:frame></text:p>
      <text:p text:style-name="P3"/>
      <text:p text:style-name="P3"/>
      <text:p text:style-name="P3"/>
      <text:p text:style-name="P3"/>
      <text:p text:style-name="P3"/>
      <text:p text:style-name="P3"/>
      <text:p text:style-name="P11">While doing so you will have the Introduction being numbered as 1.1 because of the order in the toc files. The intro.rst is placed <text:span text:style-name="T35">on the </text:span>first <text:span text:style-name="T35">position</text:span> so that <text:s/>this section will <text:s/>identif<text:span text:style-name="T6">ied</text:span> as being the first <text:span text:style-name="T35">section</text:span> of the first chapter. Changing the order in the index.rst and toc_intermagnet.rst will change the numbering automatically. <text:span text:style-name="T6">Further on you see in green</text:span><text:span text:style-name="T15"> </text:span><text:span text:style-name="T16">.. _</text:span><text:span text:style-name="T6">inter_intro</text:span><text:span text:style-name="T17">: </text:span><text:span text:style-name="T7">this is a logical name that can be used to reference to the introduction. </text:span><text:span text:style-name="T35">This logical name needs to be set whenever we want to reference a section</text:span><text:span text:style-name="T7">. The way this logical name is constructed is </text:span><text:span text:style-name="T9">.. _</text:span><text:span text:style-name="T11">chapter_section</text:span><text:span text:style-name="T9">: </text:span><text:span text:style-name="T11">for the chapter </text:span><text:span text:style-name="T14">name </text:span><text:span text:style-name="T11">we used inter and intro for the section name. This enables us to have a unique id that can be used everywhere in the overall document. </text:span></text:p>
      <text:p text:style-name="P16">There are now two ways of referencing it </text:p>
      <text:list xml:id="list524249073" text:style-name="L3">
        <text:list-item>
          <text:p text:style-name="P66"><text:span text:style-name="T10">:numref:</text:span><text:span text:style-name="T12">`inter_intro` <text:s/>resulting in anchor Section 1.1</text:span></text:p>
        </text:list-item>
        <text:list-item>
          <text:p text:style-name="P67">:ref:`inter_intro` <text:s/>resulting in anchor Introduction </text:p>
        </text:list-item>
      </text:list>
      <text:p text:style-name="P12"><text:span text:style-name="T12">T</text:span><text:span text:style-name="T10">he logical name should be unique over the whole document. The standard of chapter_section_subsection <text:s/>guarantees this uniqueness.</text:span></text:p>
      <text:p text:style-name="P26">For the chapter itself we saw that in the toc_intermagnet.rst we putted the .. _inter: before the name of the title.</text:p>
      <text:p text:style-name="P27"><text:soft-page-break/>This logical name gives us the possibility to reference the chapter by an <text:span text:style-name="T8">:numref:`inter`</text:span> . This will be transformed by sphinx into an anchor Section 1. However we want to have Chapter 1 as indication instead of sphinx default Section 1. For this we can easily indicate in the numref another name instead of Section by simply typing <text:span text:style-name="T8">:numref:`Chapter %s &lt;inter&gt;`</text:span> and this will result in Chapter 1. This way of working gives us a unique possibility to reference whatever chapter/section without typing the real numbers.</text:p>
      <text:h text:style-name="Heading_20_1" text:outline-level="1" text:is-list-header="true">Shared Folder</text:h>
      <text:p text:style-name="P17"/>
      <text:p text:style-name="P18">The shared folder has as aim to put rst files that can be used <text:s/>by other rst files ( different sections).</text:p>
      <text:p text:style-name="P18"><text:span text:style-name="T47">There is one file defined as </text:span>variables.rst </text:p>
      <text:p text:style-name="P18"/>
      <text:p text:style-name="P7"><draw:frame draw:style-name="fr1" draw:name="Frame4" text:anchor-type="paragraph" svg:x="0.7575in" svg:y="-0.0543in" svg:width="4.1618in" draw:z-index="7"><draw:text-box fo:min-height="1.0283in"><text:p text:style-name="P35"><draw:frame text:anchor-type="paragraph" draw:z-index="8" draw:name="Shape2_1" draw:style-name="gr6" draw:text-style-name="P79" svg:width="4.015in" svg:height="0.5724in" svg:x="0.1272in" svg:y="0.1165in"><draw:text-box><text:p text:style-name="P78"><text:span text:style-name="T73">.. </text:span><text:span text:style-name="T78">|contact| replace::</text:span><text:span text:style-name="T73"> secretary_intermagnet@gfz-potsdam.de</text:span><text:span text:style-name="T73"><text:line-break/></text:span><text:span text:style-name="T73"/></text:p><text:p text:style-name="P78"><text:span text:style-name="T73">.. </text:span><text:span text:style-name="T78">|intermagnet_website| replace::</text:span><text:span text:style-name="T73"> http://www.intermagnet.org</text:span></text:p></draw:text-box></draw:frame>Text <text:sequence text:ref-name="refText3" text:name="Text" text:formula="ooow:Text+1" style:num-format="1">4</text:sequence>: <text:span text:style-name="T24">variables.rst</text:span></text:p></draw:text-box></draw:frame></text:p>
      <text:p text:style-name="P17"/>
      <text:p text:style-name="P4"/>
      <text:p text:style-name="P4"/>
      <text:p text:style-name="P4"/>
      <text:p text:style-name="P28">The variables.rst contains definition of variables and bind them to a value.</text:p>
      <text:p text:style-name="P20"><text:span text:style-name="T24">The way variables are defined is that you define a logical name here |contact| and define it as a concrete email address in this case </text:span><text:s/><text:a xlink:type="simple" xlink:href="mailto:secretary_intermagnet@gfz-potsdam.de" text:style-name="Internet_20_link" text:visited-style-name="Visited_20_Internet_20_Link">secretary_intermagnet@gfz-potsdam.de</text:a><text:span text:style-name="T25">. </text:span><text:span text:style-name="T26">From now on, we can use the variable name |contact| in an rst file without typing in the email. If the email changes we just update the variables.rst and the email is correctly updated in all other rst files. </text:span></text:p>
      <text:p text:style-name="P20"><text:span text:style-name="T26">To be able to use the variables in an rst file you need to import </text:span><text:span text:style-name="T27">the rst file.</text:span></text:p>
      <text:p text:style-name="P22"/>
      <text:p text:style-name="P19"><draw:frame draw:style-name="fr1" draw:name="Frame5" text:anchor-type="paragraph" svg:x="0.7575in" svg:y="-0.0902in" svg:width="4.1618in" draw:z-index="9"><draw:text-box fo:min-height="1.9799in"><text:p text:style-name="P35"><draw:frame text:anchor-type="paragraph" draw:z-index="10" draw:name="Shape2_2" draw:style-name="gr5" draw:text-style-name="P79" svg:width="4.015in" svg:height="1.5768in" svg:x="0.1272in" svg:y="0.1165in"><draw:text-box><text:p text:style-name="P78"><text:span text:style-name="T73">.. </text:span><text:span text:style-name="T76">_inter_cond_use:</text:span><text:span text:style-name="T76"><text:line-break/></text:span><text:span text:style-name="T76"><text:line-break/></text:span><text:span text:style-name="T77">Conditions Of Use</text:span><text:span text:style-name="T77"><text:line-break/></text:span><text:span text:style-name="T77">===========</text:span><text:span text:style-name="T77"><text:line-break/></text:span><text:span text:style-name="T77"><text:line-break/></text:span><text:span text:style-name="T73">.. </text:span><text:span text:style-name="T78">include::</text:span><text:span text:style-name="T73"> ../../shared/variables.rst</text:span></text:p><text:p text:style-name="P78"><text:span text:style-name="T73"/></text:p><text:p text:style-name="P78"><text:span text:style-name="T73">- <text:s/>A citation reference should be sent to the INTERMAGNET</text:span><text:span text:style-name="T73"><text:line-break/></text:span><text:span text:style-name="T73"> <text:s text:c="2"/>Secretary </text:span><text:span text:style-name="T78">|contact|</text:span><text:span text:style-name="T73"> for inclusion in a publications list on the <text:s text:c="2"/></text:span></text:p><text:p text:style-name="P78"><text:span text:style-name="T73"><text:s text:c="3"/></text:span><text:span text:style-name="T73">INTERMAGNET web site.</text:span></text:p></draw:text-box></draw:frame>Text <text:sequence text:ref-name="refText4" text:name="Text" text:formula="ooow:Text+1" style:num-format="1">5</text:sequence>: <text:span text:style-name="T36">Example of import</text:span></text:p></draw:text-box></draw:frame></text:p>
      <text:p text:style-name="P8"/>
      <text:p text:style-name="P21"/>
      <text:p text:style-name="P5"/>
      <text:p text:style-name="P5"/>
      <text:p text:style-name="P5"/>
      <text:p text:style-name="P4"/>
      <text:p text:style-name="P29">Whenever you refer to a variable they will be replaced by there literal definition.</text:p>
      <text:p text:style-name="P30"><text:span text:style-name="T48">Sometimes we don’t want to have literal replacements with web links but we want a clickable word that will direct you to a particular website. For example </text:span><text:span text:style-name="T49">application form </text:span><text:span text:style-name="T51"><text:s text:c="2"/>and when we click on the application form we need to be directed to the website needed. The way this is done in rst is by splitting it up in the clickable word and the target.<text:line-break/></text:span></text:p>
      <text:p text:style-name="P46"><draw:frame draw:style-name="fr1" draw:name="Frame6" text:anchor-type="paragraph" svg:x="0.7575in" svg:y="-0.0902in" svg:width="5.0402in" draw:z-index="11"><draw:text-box fo:min-height="2.0165in"><text:p text:style-name="P39"/><text:p text:style-name="P39"/><text:p text:style-name="P60"><text:tab/><text:span text:style-name="T63">chapter.rst</text:span></text:p><text:p text:style-name="P61"><text:span text:style-name="T34"><text:tab/>….</text:span><text:span text:style-name="T41"> <text:tab/></text:span></text:p><text:p text:style-name="P61"><text:span text:style-name="T41"><text:tab/>`application form`_</text:span><text:span text:style-name="T33"> on the INTERMAGNET web site</text:span></text:p><text:p text:style-name="P36"><text:span text:style-name="T33"><text:tab/></text:span><text:span text:style-name="T34">….</text:span></text:p><text:p text:style-name="P23"><text:tab/>….</text:p><text:p text:style-name="P60"><text:tab/></text:p><text:p text:style-name="P60"><text:tab/><text:span text:style-name="T63">targets.rst</text:span></text:p><text:p text:style-name="P60"><text:tab/>….</text:p><text:p text:style-name="P37"><text:span text:style-name="T31"><text:tab/>.. </text:span><text:span text:style-name="T40">_application form: </text:span><text:a xlink:type="simple" xlink:href="https://www.intermagnet.org/imos/apply-eng.php" text:style-name="Internet_20_link" text:visited-style-name="Visited_20_Internet_20_Link">https://www.intermagnet.org/imos/apply-eng.php</text:a><text:span text:style-name="T40"> </text:span><text:line-break/></text:p><text:p text:style-name="P23"/><text:p text:style-name="P24"/><text:p text:style-name="P24"/><text:p text:style-name="P35">Text <text:sequence text:ref-name="refText5" text:name="Text" text:formula="ooow:Text+1" style:num-format="1">6</text:sequence>: <text:span text:style-name="T37">logical name and target</text:span></text:p></draw:text-box></draw:frame><text:soft-page-break/></text:p>
      <text:p text:style-name="P46"/>
      <text:p text:style-name="P46"/>
      <text:p text:style-name="P46"/>
      <text:p text:style-name="P46"/>
      <text:p text:style-name="P46"/>
      <text:p text:style-name="P46"/>
      <text:p text:style-name="P46"/>
      <text:p text:style-name="P31"><text:span text:style-name="T51">T</text:span><text:span text:style-name="T50">o avoid the spreading of urls </text:span><text:span text:style-name="T54">o</text:span><text:span text:style-name="T50">ver the rsts a targets.rst was created. That contains only the target definition and while importing it, it can be used to reference it by typing the same name as the target and ending it with an underscore `application form`_ </text:span></text:p>
      <text:p text:style-name="P47">If websites change all targets and variables need to be checked and updated.</text:p>
      <text:p text:style-name="P47"/>
      <text:h text:style-name="Heading_20_1" text:outline-level="1" text:is-list-header="true">Directives of sphinx used </text:h>
      <text:p text:style-name="Text_20_body"/>
      <text:p text:style-name="P32">Directives are extensions to sphinx and most of them are described here :</text:p>
      <text:p text:style-name="P32"><text:a xlink:type="simple" xlink:href="https://www.sphinx-doc.org/en/master/usage/restructuredtext/directives.html" text:style-name="Internet_20_link" text:visited-style-name="Visited_20_Internet_20_Link">https://www.sphinx-doc.org/en/master/usage/restructuredtext/directives.html</text:a></text:p>
      <text:p text:style-name="P33"/>
      <text:p text:style-name="P32">Although I quickly mention some of them used in the technical manual</text:p>
      <text:p text:style-name="P32"/>
      <text:h text:style-name="P58" text:outline-level="2">.. tabularcolumns<text:span text:style-name="T57">::</text:span></text:h>
      <text:p text:style-name="P33"/>
      <text:p text:style-name="P33"><text:span text:style-name="T57">The way tables are described you can easily find out in restructured text manuals on the websites</text:span></text:p>
      <text:p text:style-name="P32">We make sometimes use of an extra directive tabularcollum<text:span text:style-name="T58">n</text:span>s </text:p>
      <text:p text:style-name="P32"><draw:frame draw:style-name="fr1" draw:name="Frame7" text:anchor-type="paragraph" svg:x="1.728in" svg:y="0.1811in" svg:width="2.489in" draw:z-index="12"><draw:text-box fo:min-height="2.0165in"><text:p text:style-name="P39"/><text:p text:style-name="P39"/><text:p text:style-name="P39"/><text:p text:style-name="P37"><text:span text:style-name="T28">.. </text:span><text:span text:style-name="T42">tabularcolumns::</text:span><text:span text:style-name="T28"> |p{3.5cm}|p{9cm}|</text:span><text:span text:style-name="T55"><text:line-break/><text:line-break/></text:span><text:span text:style-name="T28">.. </text:span><text:span text:style-name="T42">table::</text:span><text:span text:style-name="T55"><text:line-break/></text:span><text:span text:style-name="T42"> <text:s text:c="3"/>:widths:</text:span><text:span text:style-name="T28"> auto</text:span><text:span text:style-name="T55"><text:line-break/></text:span><text:span text:style-name="T28"> <text:s text:c="3"/></text:span><text:span text:style-name="T42">:align:</text:span><text:span text:style-name="T28"> center</text:span></text:p><text:p text:style-name="P24"/><text:p text:style-name="P24"/><text:p text:style-name="P35">Text <text:sequence text:ref-name="refText6" text:name="Text" text:formula="ooow:Text+1" style:num-format="1">7</text:sequence>: <text:span text:style-name="T38">tabular column</text:span></text:p></draw:text-box></draw:frame></text:p>
      <text:p text:style-name="P47"/>
      <text:p text:style-name="P47"/>
      <text:p text:style-name="P47"/>
      <text:p text:style-name="P47"/>
      <text:p text:style-name="P47"/>
      <text:p text:style-name="P47"/>
      <text:p text:style-name="P47"><text:soft-page-break/></text:p>
      <text:p text:style-name="P47"/>
      <text:p text:style-name="P48">The tabular column directive has only influence on the way tables are produced in <text:span text:style-name="T68">PDF</text:span><text:span text:style-name="T63"> format</text:span> (latex). Here we specify explicitly the dimensions of each row because <text:s/>the automatic width do not give the best results in the <text:span text:style-name="T68">PDF</text:span>.</text:p>
      <text:p text:style-name="P48"/>
      <text:h text:style-name="Heading_20_2" text:outline-level="2"><text:span text:style-name="T50"><text:s/>.. </text:span><text:span text:style-name="T52">math::</text:span></text:h>
      <text:p text:style-name="P42"/>
      <text:p text:style-name="P34"><text:span text:style-name="T52">The directive math gives basically the possibility to define mathematical formula on a similar way as latex does. You can find some examples of the usage in Section 6.5 of the intermag</text:span><text:span text:style-name="T53">n</text:span><text:span text:style-name="T52">et manual.</text:span></text:p>
      <text:p text:style-name="P41"/>
      <text:p text:style-name="P38"><text:span text:style-name="T32"><text:tab/>.. </text:span><text:span text:style-name="T43">math::</text:span><text:span text:style-name="T56"><text:line-break/><text:line-break/></text:span><text:span text:style-name="T30"> <text:tab/><text:tab/>V_0(t_1) &amp;= Z(t_1) - </text:span><text:span text:style-name="T40">V_</text:span><text:span text:style-name="T30">{var}(t_1) \\</text:span><text:span text:style-name="T56"><text:line-break/></text:span><text:span text:style-name="T30"> <text:tab/><text:tab/>N_0(t_1) &amp;= \sqrt{(H^2(t_1) <text:s/>- </text:span><text:span text:style-name="T40">E_</text:span><text:span text:style-name="T30">{var}^2(t_1)} - </text:span><text:span text:style-name="T40">N_</text:span><text:span text:style-name="T30">{var}(t_1)) \\</text:span><text:span text:style-name="T56"><text:line-break/></text:span><text:span text:style-name="T30"> <text:tab/><text:tab/>D_0(t_1) &amp;= D(t_1) - atan{(\frac{</text:span><text:span text:style-name="T40">E_</text:span><text:span text:style-name="T30">{var}(t_1)}{N_0(t_1)+V_{var}(t_1)})} \\</text:span><text:line-break/></text:p>
      <text:p text:style-name="P40"/>
      <text:p text:style-name="P40">the &amp; is the place where mathematical functions need to be aligned on. (most of the things that work in latex will work <text:span text:style-name="T63">here)</text:span>.</text:p>
      <text:p text:style-name="P40"/>
      <text:p text:style-name="P40"/>
      <text:p text:style-name="P43">other directives used <text:s text:c="2"/>:</text:p>
      <text:p text:style-name="P43"/>
      <text:list xml:id="list4066500013" text:style-name="L4">
        <text:list-item>
          <text:p text:style-name="P59">..note:: </text:p>
        </text:list-item>
        <text:list-item>
          <text:p text:style-name="P59">..figure::</text:p>
        </text:list-item>
      </text:list>
      <text:p text:style-name="P43"/>
      <text:p text:style-name="P44">These are straight forward and can be understood easily.</text:p>
      <text:p text:style-name="P44"/>
      <text:p text:style-name="P44"/>
      <text:h text:style-name="Heading_20_1" text:outline-level="1">Appendices</text:h>
      <text:p text:style-name="Text_20_body"/>
      <text:p text:style-name="P50">Appendices needed to be treated separately because they are not known to html and only make sense in the <text:span text:style-name="T64">PDF</text:span> <text:span text:style-name="T64">format</text:span>.</text:p>
      <text:p text:style-name="P50">The use of :numref: could not be applied to appendices because the numref continues numbering in 1,2,3,4 and for appendices we want A B C D E F</text:p>
      <text:p text:style-name="P51">The way <text:span text:style-name="T65">we </text:span>decided to use the appendices is build upon different components to have the ability to easily manage the appendices and reference them without explicitly typing in the A B <text:span text:style-name="T61">all over the place</text:span>.</text:p>
      <text:p text:style-name="P51"/>
      <text:p text:style-name="P70">So basically it comes down to following compromise :</text:p>
      <text:list xml:id="list1608267573" text:style-name="L5">
        <text:list-item>
          <text:p text:style-name="P68">For each appendix needed we make an rst file containing everything of this appendix</text:p>
        </text:list-item>
        <text:list-item>
          <text:p text:style-name="P68">For the html we have a toctree entry in the regular index.rst</text:p>
        </text:list-item>
        <text:list-item>
          <text:p text:style-name="P68">For the <text:span text:style-name="T65">PDF</text:span> <text:span text:style-name="T65">generation</text:span>we need to add appendices to the conf.py</text:p>
        </text:list-item>
        <text:list-item>
          <text:p text:style-name="P68">We will use shared variables to references towards the appendices without typing in the real label ( located in appendices/appendices.rst )</text:p>
        </text:list-item>
      </text:list>
      <text:h text:style-name="Heading_20_2" text:outline-level="2"><draw:frame draw:style-name="fr2" draw:name="Frame8" text:anchor-type="paragraph" svg:x="0.7047in" svg:y="0.6835in" svg:width="2.9945in" draw:z-index="13"><draw:text-box fo:min-height="1.8638in"><text:p text:style-name="Text"><draw:frame text:anchor-type="paragraph" draw:z-index="14" draw:name="Shape1_0" draw:style-name="gr4" draw:text-style-name="P80" svg:width="2.9941in" svg:height="1.8185in" svg:x="0in" svg:y="0in"><draw:text-box><text:p text:style-name="P81"><text:span text:style-name="T69">.. </text:span><text:span text:style-name="T72">only::</text:span><text:span text:style-name="T69"> html</text:span><text:span text:style-name="T69"><text:line-break/></text:span><text:span text:style-name="T69"><text:line-break/></text:span><text:span text:style-name="T69"> <text:s text:c="7"/>.. </text:span><text:span text:style-name="T72">toctree::</text:span><text:span text:style-name="T72"><text:line-break/></text:span><text:span text:style-name="T72"> <text:s text:c="11"/></text:span><text:span text:style-name="T72"><text:tab/></text:span><text:span text:style-name="T72">:maxdepth:</text:span><text:span text:style-name="T69"> 5</text:span><text:span text:style-name="T69"><text:line-break/></text:span><text:span text:style-name="T69"/></text:p><text:p text:style-name="P81"><text:span text:style-name="T69"><text:tab/></text:span><text:span text:style-name="T69">appendices/terminology</text:span><text:span text:style-name="T69"><text:line-break/></text:span><text:span text:style-name="T69"><text:tab/></text:span><text:span text:style-name="T69">appendices/observatories</text:span><text:span text:style-name="T69"><text:line-break/></text:span><text:span text:style-name="T69"><text:tab/></text:span><text:span text:style-name="T69">appendices/archivedataformats</text:span><text:span text:style-name="T69"><text:line-break/></text:span><text:span text:style-name="T69"><text:tab/></text:span><text:span text:style-name="T69">appendices/imagaddresses</text:span><text:span text:style-name="T69"><text:line-break/></text:span><text:span text:style-name="T69"><text:tab/></text:span><text:span text:style-name="T69">appendices/dataformats</text:span><text:span text:style-name="T69"><text:line-break/></text:span><text:span text:style-name="T69"><text:tab/></text:span><text:span text:style-name="T69">appendices/filters</text:span><text:span text:style-name="T69"><text:line-break/></text:span><text:span text:style-name="T69"><text:tab/></text:span><text:span text:style-name="T69">appendices/acknowledgements</text:span><text:span text:style-name="T69"><text:line-break/></text:span><text:span text:style-name="T69"> <text:s text:c="8"/></text:span><text:span text:style-name="T69"><text:line-break/></text:span><text:span text:style-name="T69"/></text:p></draw:text-box></draw:frame>Text <text:sequence text:ref-name="refText7" text:name="Text" text:formula="ooow:Text+1" style:num-format="1">8</text:sequence>: toctree appendices</text:p></draw:text-box></draw:frame>The toctree for html appendices</text:h>
      <text:p text:style-name="Text_20_body"/>
      <text:p text:style-name="P52"/>
      <text:p text:style-name="P52">The toctree is a part of the index.rst and is placed at the end of the index.rst.</text:p>
      <text:p text:style-name="P52">The reference of the appendices are not indicated as numbered this means that within the html the appendices have no numbers or alphabetical letters assigned to them.</text:p>
      <text:p text:style-name="P52">The order is however important and needs to be the same as used in the next sections being the <text:span text:style-name="T68">PDF</text:span> assignment in the conf.py and the shared variables appendices.rst</text:p>
      <text:p text:style-name="P52"/>
      <text:h text:style-name="Heading_20_2" text:outline-level="2">Latex appendices in conf.py</text:h>
      <text:p text:style-name="P52"/>
      <text:p text:style-name="P52"><draw:frame draw:style-name="fr2" draw:name="Frame9" text:anchor-type="paragraph" svg:x="1.5634in" svg:y="-0.052in" svg:width="2.9945in" draw:z-index="15"><draw:text-box fo:min-height="1.4602in"><text:p text:style-name="Text"><draw:frame text:anchor-type="paragraph" draw:z-index="16" draw:name="Shape1_1" draw:style-name="gr3" draw:text-style-name="P80" svg:width="2.9941in" svg:height="1.2386in" svg:x="0in" svg:y="0in"><draw:text-box><text:p><text:span text:style-name="T74"/></text:p><text:p><text:span text:style-name="T74">latex_appendices = ['appendices/terminology',</text:span></text:p><text:p><text:span text:style-name="T74"><text:s text:c="20"/></text:span><text:span text:style-name="T74">'appendices/observatories',</text:span></text:p><text:p><text:span text:style-name="T74"><text:s text:c="20"/></text:span><text:span text:style-name="T74">'appendices/archivedataformats',</text:span></text:p><text:p><text:span text:style-name="T74"><text:s text:c="20"/></text:span><text:span text:style-name="T74">'appendices/imagaddresses',</text:span></text:p><text:p><text:span text:style-name="T74"><text:s text:c="20"/></text:span><text:span text:style-name="T74">'appendices/dataformats',</text:span></text:p><text:p><text:span text:style-name="T74"><text:s text:c="20"/></text:span><text:span text:style-name="T74">'appendices/filters',</text:span></text:p><text:p><text:span text:style-name="T74"><text:s text:c="20"/></text:span><text:span text:style-name="T74">'appendices/acknowledgements'</text:span></text:p><text:p><text:span text:style-name="T74"><text:s text:c="20"/></text:span><text:span text:style-name="T74">]</text:span></text:p></draw:text-box></draw:frame>Text <text:sequence text:ref-name="refText8" text:name="Text" text:formula="ooow:Text+1" style:num-format="1">9</text:sequence>: <text:span text:style-name="T59">l</text:span>atex appendices in conf.py</text:p></draw:text-box></draw:frame><text:s/></text:p>
      <text:p text:style-name="P53">While assigning the appendices to the variable latex_appendices, the latex to <text:span text:style-name="T66">PDF</text:span> generator will make these rsts into appendices labeled A B C D etc</text:p>
      <text:p text:style-name="P53"><text:soft-page-break/>Due to the mechanism used, the ordered list in the conf.py needs to be exactly the same as in the list of the index.rst for the html to be able to correctly reference them. These two lists need to be maintained in sync.</text:p>
      <text:h text:style-name="Heading_20_2" text:outline-level="2" text:is-list-header="true">Variables as references</text:h>
      <text:p text:style-name="Text_20_body"/>
      <text:p text:style-name="P53">We want to use in all rsts the same way to reference an appendix in <text:span text:style-name="T68">PDF</text:span> as in the <text:span text:style-name="T68">HTML</text:span> generated.</text:p>
      <text:p text:style-name="P54"><text:span text:style-name="T60">We prefer a reference see ‘Appendix A’ without typing A because when this identifier changes we need to change them </text:span><text:span text:style-name="T61">everywhere we referenced it</text:span><text:span text:style-name="T60">.So we accomplish that with a third list of appendices as variables.</text:span></text:p>
      <text:p text:style-name="Text_20_body"/>
      <text:p text:style-name="Text_20_body"><draw:frame draw:style-name="fr2" draw:name="Frame10" text:anchor-type="paragraph" svg:x="0.5984in" svg:y="-0.052in" svg:width="4.5516in" draw:z-index="17"><draw:text-box fo:min-height="2.4909in"><text:p text:style-name="P35"><draw:frame text:anchor-type="paragraph" draw:z-index="18" draw:name="Shape1_2" draw:style-name="gr2" draw:text-style-name="P80" svg:width="4.2717in" svg:height="2.2587in" svg:x="0.1398in" svg:y="0in"><draw:text-box><text:p><text:span text:style-name="T74"/></text:p><text:p><text:span text:style-name="T72">.</text:span><text:span text:style-name="T75">. |app_imag_term| replace:: :ref:`APPENDIX A &lt;app_imag_term&gt;`</text:span></text:p><text:p><text:span text:style-name="T75">.. |app_obs| replace:: :ref:`APPENDIX B &lt;app_obs&gt;`</text:span></text:p><text:p><text:span text:style-name="T75">.. |app_iaf| replace:: :ref:`APPENDIX C1 &lt;app_iaf&gt;`</text:span></text:p><text:p><text:span text:style-name="T75">.. |app_imag_dir| replace:: :ref:`APPENDIX C2 &lt;app_imag_dir&gt;`</text:span></text:p><text:p><text:span text:style-name="T75">.. |app_iyf| replace:: :ref:`APPENDIX C3 &lt;app_iyf&gt;`</text:span></text:p><text:p><text:span text:style-name="T75">.. |app_imag_cd| replace:: :ref:`APPENDIX C4 &lt;app_imag_cd&gt;`</text:span></text:p><text:p><text:span text:style-name="T75">.. |app_imag_addr| replace:: :ref:`APPENDIX D &lt;app_imag_addr&gt;`</text:span></text:p><text:p><text:span text:style-name="T75">.. |app_imag_imfv_2| replace:: :ref:`APPENDIX E1 <text:s/></text:span><text:span text:style-name="T75">&lt;app_imag_imfv_2&gt;`</text:span></text:p><text:p><text:span text:style-name="T75">.. |app_sat_cod| replace:: :ref:`APPENDIX E2 &lt;app_sat_cod&gt;`</text:span></text:p><text:p><text:span text:style-name="T75">.. |app_imag_imfv_1| replace:: :ref:`APPENDIX E3 </text:span><text:span text:style-name="T75">&lt;app_imag_imfv_1&gt;`</text:span></text:p><text:p><text:span text:style-name="T75">.. |app_imag_ibf| replace:: :ref:`APPENDIX E4 &lt;app_imag_ibf&gt;`</text:span></text:p><text:p><text:span text:style-name="T75">.. |app_iaga_2002| replace:: :ref:`APPENDIX E5 &lt;app_iaga_2002&gt;`</text:span></text:p><text:p><text:span text:style-name="T75">.. |app_cdf| replace:: :ref:`APPENDIX E6 &lt;app_cdf&gt;`</text:span></text:p><text:p><text:span text:style-name="T75">.. |app_1min_filter| replace:: :ref:`APPENDIX F1 &lt;app_1min_filter&gt;`</text:span></text:p><text:p><text:span text:style-name="T75">.. |app_1sec_filter| replace:: :ref:`APPENDIX F2 &lt;app_1sec_filter&gt;`</text:span></text:p></draw:text-box></draw:frame>Text <text:sequence text:ref-name="refText9" text:name="Text" text:formula="ooow:Text+1" style:num-format="1">10</text:sequence>: <text:span text:style-name="T66">variables used to reference appendices in appendices.rst</text:span></text:p></draw:text-box></draw:frame></text:p>
      <text:p text:style-name="P53">These variables are aligned with the two other <text:span text:style-name="T67">references (for </text:span><text:span text:style-name="T68">HTML</text:span><text:span text:style-name="T67"> in index.rst and PDF in conf.py)</text:span> and hard code the link between the A B C and the relative reference app_id_of_appendix_rst .So <text:span text:style-name="T61">when you change the order in the </text:span><text:span text:style-name="T61"><text:sequence-ref text:reference-format="caption" text:ref-name="refText8">latex appendices in conf.py</text:sequence-ref></text:span><text:span text:style-name="T61"><text:s/>it</text:span> is sufficient to keep in sync :</text:p>
      <text:list xml:id="list3264896782" text:style-name="L6">
        <text:list-item>
          <text:p text:style-name="P77">the appendices list in <text:sequence-ref text:reference-format="caption" text:ref-name="refText7">toctree appendices</text:sequence-ref></text:p>
        </text:list-item>
        <text:list-item>
          <text:p text:style-name="P77">the variables in <text:sequence-ref text:reference-format="caption" text:ref-name="refText9">variables used to reference appendices in appendices.rst</text:sequence-ref></text:p>
        </text:list-item>
      </text:list>
      <text:p text:style-name="P54"><text:span text:style-name="T60">This three files make it possible to reference appendices from whatever rst we want with the logical name linked to it . Whenever you want to </text:span><text:span text:style-name="T61">reference</text:span><text:span text:style-name="T60"> appendices you need to import the variable file as described in the section on variables.</text:span></text:p>
      <text:p text:style-name="P53"/>
      <text:p text:style-name="P40"><draw:frame draw:style-name="fr1" draw:name="Frame11" text:anchor-type="paragraph" svg:x="0.7575in" svg:y="-0.0902in" svg:width="4.1618in" draw:z-index="19"><draw:text-box fo:min-height="1.9799in"><text:p text:style-name="P35"><draw:frame text:anchor-type="paragraph" draw:z-index="20" draw:name="Shape2_3" draw:style-name="gr1" draw:text-style-name="P79" svg:width="4.015in" svg:height="1.3252in" svg:x="0.1272in" svg:y="0.1165in"><draw:text-box><text:p text:style-name="P78"><text:span text:style-name="T69">.. </text:span><text:span text:style-name="T70">_inter_hist_status:</text:span><text:span text:style-name="T70"><text:line-break/></text:span><text:span text:style-name="T70"><text:line-break/></text:span><text:span text:style-name="T71">History And Status Of INTERMAGNET</text:span><text:span text:style-name="T71"><text:line-break/></text:span><text:span text:style-name="T71">======================</text:span><text:span text:style-name="T71"><text:line-break/></text:span><text:span text:style-name="T71"><text:line-break/></text:span><text:span text:style-name="T69">.. </text:span><text:span text:style-name="T72">include::</text:span><text:span text:style-name="T69"> ../../appendices/appendices.rst</text:span></text:p><text:p text:style-name="P78"><text:span text:style-name="T69"/></text:p><text:p text:style-name="P78"><text:span text:style-name="T73">At present the observatories shown in |app_obs| are</text:span></text:p><text:p text:style-name="P78"><text:span text:style-name="T73">transmitting daily over the Internet</text:span></text:p></draw:text-box></draw:frame>Text <text:sequence text:ref-name="refText10" text:name="Text" text:formula="ooow:Text+1" style:num-format="1">11</text:sequence>: <text:span text:style-name="T36">Example of import</text:span></text:p></draw:text-box></draw:frame></text:p>
      <text:p text:style-name="P40"/>
      <text:p text:style-name="P40"/>
      <text:p text:style-name="P40"/>
      <text:p text:style-name="P40"/>
      <text:p text:style-name="P40"/>
      <text:p text:style-name="P40"/>
      <text:p text:style-name="P40"/>
      <text:p text:style-name="P40"><text:soft-page-break/></text:p>
      <text:p text:style-name="P40"/>
      <text:p text:style-name="P40"/>
      <text:p text:style-name="P45">This will result in <text:span text:style-name="T67">PDF</text:span><text:span text:style-name="T61"> and </text:span><text:span text:style-name="T68">HTML</text:span>:<text:line-break/></text:p>
      <text:p text:style-name="P45"><text:s/>“At present the observatories shown in APPENDIX B are transmitting daily over the Internet”</text:p>
      <text:p text:style-name="P4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JetBrains Mono" svg:font-family="'JetBrains Mono'" style:font-family-generic="modern"/>
    <style:font-face style:name="JetBrains Mono1" svg:font-family="'JetBrains Mono'" style:font-family-generic="modern" style:font-pitch="variable"/>
    <style:font-face style:name="JetBrains Mono2"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ext" style:family="paragraph" style:parent-style-name="Caption" style:class="extra"/>
    <style:style style:name="Frame_20_contents" style:display-name="Frame contents" style:family="paragraph" style:parent-style-name="Standard" style:class="extra"/>
    <style:style style:name="Drawing"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4:24:49.715672862</meta:creation-date>
    <dc:date>2024-06-12T14:22:11.005245529</dc:date>
    <meta:editing-duration>PT12H10M2S</meta:editing-duration>
    <meta:editing-cycles>50</meta:editing-cycles>
    <meta:generator>LibreOffice/7.3.7.2$Linux_X86_64 LibreOffice_project/30$Build-2</meta:generator>
    <meta:document-statistic meta:table-count="0" meta:image-count="0" meta:object-count="0" meta:page-count="9" meta:paragraph-count="102" meta:word-count="1759" meta:character-count="10269" meta:non-whitespace-character-count="8558"/>
  </office:meta>
</office:document-meta>
</file>